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7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/>
    </style:style>
    <style:style style:name="ce6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text-line-through-typ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table table:name="Priorities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<text:s/>Priority </text:p>
          </table:table-cell>
          <table:table-cell office:value-type="string" calcext:value-type="string">
            <text:p><text:s/>Total </text:p>
          </table:table-cell>
          <table:table-cell office:value-type="string" calcext:value-type="string">
            <text:p><text:s/>Percentage of overall </text:p>
          </table:table-cell>
          <table:table-cell office:value-type="string" calcext:value-type="string">
            <text:p><text:s/>Percentage of capacity </text:p>
          </table:table-cell>
          <table:table-cell/>
          <table:table-cell>
            <draw:frame table:end-cell-address="Priorities.O32" table:end-x="13.5mm" table:end-y="1.86mm" draw:z-index="0" draw:style-name="gr1" draw:text-style-name="P1" svg:width="189.12mm" svg:height="140.25mm" svg:x="5.11mm" svg:y="1.59mm">
              <draw:object draw:notify-on-update-of-ranges="Priorities.B2:Priorities.B5 Priorities.C1:Priorities.C1 Priorities.C2:Priorities.C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 calcext:value-type="string">
            <text:p><text:s/>High 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<text:s/>48 % </text:p>
          </table:table-cell>
          <table:table-cell table:style-name="ce1" office:value-type="string" calcext:value-type="string">
            <text:p><text:s/>62 %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Medium 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<text:s/>31 % </text:p>
          </table:table-cell>
          <table:table-cell table:style-name="ce1" office:value-type="string" calcext:value-type="string">
            <text:p><text:s/>40 %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Low 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<text:s/>12 % </text:p>
          </table:table-cell>
          <table:table-cell table:style-name="ce1" office:value-type="string" calcext:value-type="string">
            <text:p><text:s/>15 %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Wishlist 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9 % </text:p>
          </table:table-cell>
          <table:table-cell table:style-name="ce1" office:value-type="string" calcext:value-type="string">
            <text:p><text:s/>12 %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sh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acit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 table:formula="of:=37/12" office:value-type="float" office:value="3.08333333333333" calcext:value-type="float">
            <text:p>3.08333333333333</text:p>
          </table:table-cell>
          <table:table-cell table:formula="of:=24/12" office:value-type="float" office:value="2" calcext:value-type="float">
            <text:p>2</text:p>
          </table:table-cell>
          <table:table-cell table:formula="of:=9/12" office:value-type="float" office:value="0.75" calcext:value-type="float">
            <text:p>0.75</text:p>
          </table:table-cell>
          <table:table-cell table:formula="of:=7/12" office:value-type="float" office:value="0.583333333333333" calcext:value-type="float">
            <text:p>0.583333333333333</text:p>
          </table:table-cell>
          <table:table-cell/>
        </table:table-row>
        <table:table-row table:style-name="ro1">
          <table:table-cell table:number-columns-repeated="2"/>
          <table:table-cell table:formula="of:=[.C8]/12" office:value-type="float" office:value="0.416666666666667" calcext:value-type="float">
            <text:p>0.416666666666667</text:p>
          </table:table-cell>
          <table:table-cell table:number-columns-repeated="4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Priorities.O49" table:end-x="15.42mm" table:end-y="2.39mm" draw:z-index="1" draw:style-name="gr1" draw:text-style-name="P1" svg:width="211.79mm" svg:height="74.71mm" svg:x="7.03mm" svg:y="4.46mm">
              <draw:object draw:notify-on-update-of-ranges="Priorities.B8:Priorities.B9 Priorities.C7:Priorities.C7 Priorities.C8:Priorities.C9 Priorities.D7:Priorities.D7 Priorities.D8:Priorities.D9 Priorities.E7:Priorities.E7 Priorities.E8:Priorities.E9 Priorities.F7:Priorities.F7 Priorities.F8:Priorities.F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Order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2"/>
          <table:table-cell/>
          <table:table-cell table:style-name="ce6" office:value-type="string" calcext:value-type="string">
            <text:p>Development</text:p>
          </table:table-cell>
          <table:table-cell table:style-name="ce6" office:value-type="string" calcext:value-type="string">
            <text:p>Commissioning</text:p>
          </table:table-cell>
          <table:table-cell table:style-name="ce6" office:value-type="string" calcext:value-type="string">
            <text:p>Data taking</text:p>
          </table:table-cell>
          <table:table-cell table:style-name="ce6" office:value-type="string" calcext:value-type="string">
            <text:p>Analysis</text:p>
          </table:table-cell>
          <table:table-cell table:style-name="ce6"/>
          <table:table-cell office:value-type="string" calcext:value-type="string">
            <text:p>Total</text:p>
          </table:table-cell>
        </table:table-row>
        <table:table-row table:style-name="ro1">
          <table:table-cell table:style-name="ce2"/>
          <table:table-cell/>
          <table:table-cell table:style-name="ce6" table:number-columns-repeated="5"/>
          <table:table-cell/>
        </table:table-row>
        <table:table-row table:style-name="ro1">
          <table:table-cell table:style-name="ce3"/>
          <table:table-cell/>
          <table:table-cell table:style-name="ce3" table:number-columns-repeated="5"/>
          <table:table-cell/>
        </table:table-row>
        <table:table-row table:style-name="ro1">
          <table:table-cell table:style-name="ce4" office:value-type="string" calcext:value-type="string">
            <text:p>Branching Ratios</text:p>
          </table:table-cell>
          <table:table-cell table:style-name="ce3" office:value-type="float" office:value="2019.83333333333" calcext:value-type="float">
            <text:p>2019.8333333333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formula="of:=SUM([.B4:.G4])" office:value-type="float" office:value="2021.83333333333" calcext:value-type="float">
            <text:p>2021.83333333333</text:p>
          </table:table-cell>
        </table:table-row>
        <table:table-row table:style-name="ro1">
          <table:table-cell table:style-name="ce4" office:value-type="string" calcext:value-type="string">
            <text:p>Direct CP</text:p>
          </table:table-cell>
          <table:table-cell table:style-name="ce3" office:value-type="float" office:value="2020.8333" calcext:value-type="float">
            <text:p>2020.833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table:style-name="ce3"/>
          <table:table-cell table:formula="of:=SUM([.B5:.G5])" office:value-type="float" office:value="2023.3333" calcext:value-type="float">
            <text:p>2023.3333</text:p>
          </table:table-cell>
        </table:table-row>
        <table:table-row table:style-name="ro1">
          <table:table-cell table:style-name="ce5" office:value-type="string" calcext:value-type="string">
            <text:p>sin(2β) [B0→D+D-]</text:p>
          </table:table-cell>
          <table:table-cell table:style-name="ce3" office:value-type="float" office:value="2022" calcext:value-type="float">
            <text:p>20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.8333" calcext:value-type="float">
            <text:p>2.8333</text:p>
          </table:table-cell>
          <table:table-cell table:style-name="ce3"/>
          <table:table-cell table:formula="of:=SUM([.B6:.G6])" office:value-type="float" office:value="2024.8333" calcext:value-type="float">
            <text:p>2024.8333</text:p>
          </table:table-cell>
        </table:table-row>
        <table:table-row table:style-name="ro2">
          <table:table-cell table:style-name="ce4" office:value-type="string" calcext:value-type="string">
            <text:p>Φ<text:span text:style-name="T1">s</text:span> [Bs→Ds<text:span text:style-name="T2">+</text:span>Ds<text:span text:style-name="T2">-</text:span>]</text:p>
          </table:table-cell>
          <table:table-cell table:style-name="ce3" office:value-type="float" office:value="2022" calcext:value-type="float">
            <text:p>20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.8333" calcext:value-type="float">
            <text:p>2.8333</text:p>
          </table:table-cell>
          <table:table-cell table:style-name="ce3"/>
          <table:table-cell table:formula="of:=SUM([.B7:.G7])" office:value-type="float" office:value="2024.8333" calcext:value-type="float">
            <text:p>2024.8333</text:p>
          </table:table-cell>
        </table:table-row>
        <table:table-row table:style-name="ro1">
          <table:table-cell table:style-name="ce4" office:value-type="string" calcext:value-type="string">
            <text:p>Trigger</text:p>
          </table:table-cell>
          <table:table-cell table:style-name="ce3" office:value-type="float" office:value="2019.83333333333" calcext:value-type="float">
            <text:p>2019.83333333333</text:p>
          </table:table-cell>
          <table:table-cell table:style-name="ce3" office:value-type="float" office:value="1.16667" calcext:value-type="float">
            <text:p>1.16667</text:p>
          </table:table-cell>
          <table:table-cell table:style-name="ce3" office:value-type="float" office:value="0.33333" calcext:value-type="float">
            <text:p>0.3333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formula="of:=SUM([.B8:.G8])" office:value-type="float" office:value="2023.83333333333" calcext:value-type="float">
            <text:p>2023.83333333333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/>
          <table:table-cell table:style-name="ce3"/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2"/>
          <table:table-cell>
            <draw:frame table:end-cell-address="Order.O45" table:end-x="21.11mm" table:end-y="0.08mm" draw:z-index="0" draw:style-name="gr1" draw:text-style-name="P1" svg:width="328.12mm" svg:height="119.53mm" svg:x="22.7mm" svg:y="2.49mm">
              <draw:object draw:notify-on-update-of-ranges="Order.A4:Order.A8 Order.B1:Order.B3 Order.B4:Order.B8 Order.C1:Order.C3 Order.C4:Order.C8 Order.D1:Order.D3 Order.D4:Order.D8 Order.E1:Order.E3 Order.E4:Order.E8 Order.F1:Order.F3 Order.F4:Order.F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, 'Albany AMT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name-asian="DejaVu Sans1" style:font-size-asian="24pt" style:language-asian="zh" style:country-asian="CN" style:font-name-complex="DejaVu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3:36:49.671797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8-07-19T13:54:17.086770831</dc:date>
    <meta:editing-duration>PT3H18M35S</meta:editing-duration>
    <meta:editing-cycles>16</meta:editing-cycles>
    <meta:generator>LibreOffice/6.0.6.1$Linux_X86_64 LibreOffice_project/00m0$Build-1</meta:generator>
    <meta:document-statistic meta:table-count="3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2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2cm" svg:height="13.973cm" xlink:href=".." xlink:type="simple" chart:class="chart:circle" chart:style-name="ch1">
        <chart:legend chart:legend-position="end" svg:x="14.332cm" svg:y="4.991cm" style:legend-expansion="high" chart:style-name="ch2"/>
        <chart:plot-area chart:style-name="ch3" table:cell-range-address="Priorities.B1:Priorities.C5" chart:data-source-has-labels="both" svg:x="0.378cm" svg:y="0.279cm" svg:width="13.576cm" svg:height="13.415cm">
          <chartooo:coordinate-region svg:x="0.459cm" svg:y="0.28cm" svg:width="13.414cm" svg:height="13.414cm"/>
          <chart:axis chart:dimension="x" chart:name="primary-x" chart:style-name="ch4" chartooo:axis-type="text">
            <chart:categories table:cell-range-address="Priorities.B2:Priorities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iorities.C2:Priorities.C5" chart:label-cell-address="Priorities.C1:Priorities.C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otal </text:p>
                <draw:g>
                  <svg:desc>Priorities.C1:Prioriti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High </text:p>
                <draw:g>
                  <svg:desc>Priorities.B2:Priorities.B5</svg:desc>
                </draw:g>
              </table:table-cell>
              <table:table-cell office:value-type="float" office:value="37">
                <text:p>37</text:p>
                <draw:g>
                  <svg:desc>Priorities.C2:Priorities.C5</svg:desc>
                </draw:g>
              </table:table-cell>
            </table:table-row>
            <table:table-row>
              <table:table-cell office:value-type="string">
                <text:p> Medium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 Low 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 Wishlist 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Ubuntu Light'" style:font-style-name="Light" fo:font-size="20pt" fo:font-weight="250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'Ubuntu Light'" style:font-style-name="Light" fo:font-size="20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family="'Ubuntu Light'" style:font-style-name="Light" fo:font-size="16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78cm" svg:height="7.442cm" xlink:href=".." xlink:type="simple" chart:class="chart:bar" chart:style-name="ch1">
        <chart:legend chart:legend-position="end" svg:x="17.066cm" svg:y="1.726cm" style:legend-expansion="high" chart:style-name="ch2"/>
        <chart:plot-area chart:style-name="ch3" table:cell-range-address="Priorities.B7:Priorities.F9" chart:data-source-has-labels="both" svg:x="0.423cm" svg:y="0.148cm" svg:width="16.22cm" svg:height="7.146cm">
          <chartooo:coordinate-region svg:x="3.849cm" svg:y="0.148cm" svg:width="12.62cm" svg:height="6.261cm"/>
          <chart:axis chart:dimension="x" chart:name="primary-x" chart:style-name="ch4" chartooo:axis-type="text">
            <chart:categories table:cell-range-address="Priorities.B8:Priorities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iorities.C8:Priorities.C9" chart:label-cell-address="Priorities.C7:Priorities.C7" chart:class="chart:bar">
            <chart:data-point chart:repeated="2"/>
          </chart:series>
          <chart:series chart:style-name="ch8" chart:values-cell-range-address="Priorities.D8:Priorities.D9" chart:label-cell-address="Priorities.D7:Priorities.D7" chart:class="chart:bar">
            <chart:data-point chart:repeated="2"/>
          </chart:series>
          <chart:series chart:style-name="ch9" chart:values-cell-range-address="Priorities.E8:Priorities.E9" chart:label-cell-address="Priorities.E7:Priorities.E7" chart:class="chart:bar">
            <chart:data-point chart:repeated="2"/>
          </chart:series>
          <chart:series chart:style-name="ch10" chart:values-cell-range-address="Priorities.F8:Priorities.F9" chart:label-cell-address="Priorities.F7:Priorities.F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Priorities.C7:Priorities.C7</svg:desc>
                </draw:g>
              </table:table-cell>
              <table:table-cell office:value-type="string">
                <text:p>Medium</text:p>
                <draw:g>
                  <svg:desc>Priorities.D7:Priorities.D7</svg:desc>
                </draw:g>
              </table:table-cell>
              <table:table-cell office:value-type="string">
                <text:p>Low</text:p>
                <draw:g>
                  <svg:desc>Priorities.E7:Priorities.E7</svg:desc>
                </draw:g>
              </table:table-cell>
              <table:table-cell office:value-type="string">
                <text:p>Wishlist</text:p>
                <draw:g>
                  <svg:desc>Priorities.F7:Priorities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acity</text:p>
                <draw:g>
                  <svg:desc>Priorities.B8:Priorities.B9</svg:desc>
                </draw:g>
              </table:table-cell>
              <table:table-cell office:value-type="float" office:value="5">
                <text:p>5</text:p>
                <draw:g>
                  <svg:desc>Priorities.C8:Priorities.C9</svg:desc>
                </draw:g>
              </table:table-cell>
              <table:table-cell office:value-type="float" office:value="1">
                <text:p>1</text:p>
                <draw:g>
                  <svg:desc>Priorities.D8:Priorities.D9</svg:desc>
                </draw:g>
              </table:table-cell>
              <table:table-cell office:value-type="float" office:value="NaN">
                <text:p>NaN</text:p>
                <draw:g>
                  <svg:desc>Priorities.E8:Priorities.E9</svg:desc>
                </draw:g>
              </table:table-cell>
              <table:table-cell office:value-type="float" office:value="NaN">
                <text:p>NaN</text:p>
                <draw:g>
                  <svg:desc>Priorities.F8:Priorities.F9</svg:desc>
                </draw:g>
              </table:table-cell>
            </table:table-row>
            <table:table-row>
              <table:table-cell office:value-type="string">
                <text:p>Work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583333333333333">
                <text:p>0.5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paragraph-properties style:writing-mode="rl-tb"/>
      <style:text-properties fo:font-family="Arial" style:font-style-name="Bold" fo:font-size="24pt" fo:font-weight="bold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width="0.1cm"/>
      <style:text-properties fo:font-family="Arial" style:font-style-name="Bold" fo:font-size="28pt" fo:font-weight="bold" style:font-size-asian="10pt" style:font-family-complex="Arial" style:font-style-name-complex="Regular" style:font-family-generic-complex="swiss" style:font-size-complex="10pt"/>
    </style:style>
    <style:style style:name="ch5" style:family="chart" style:data-style-name="N0">
      <style:chart-properties chart:display-label="true" chart:logarithmic="false" chart:minimum="2019" chart:maximum="2025" chart:origin="0" chart:reverse-direction="false" text:line-break="false" loext:try-staggering-first="true" chart:link-data-style-to-source="true" chart:axis-position="1"/>
      <style:graphic-properties svg:stroke-width="0.1cm"/>
      <style:text-properties fo:font-family="Arial" style:font-style-name="Bold" fo:font-size="24pt" fo:font-weight="bold" style:font-size-asian="10pt" style:font-size-complex="10pt"/>
    </style:style>
    <style:style style:name="ch6" style:family="chart">
      <style:graphic-properties svg:stroke-width="0.1cm" svg:stroke-color="#999999"/>
    </style:style>
    <style:style style:name="ch7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1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13cm" svg:height="11.954cm" xlink:href=".." xlink:type="simple" chart:class="chart:bar" chart:style-name="ch1">
        <chart:legend svg:x="3.576cm" svg:y="9.259cm" style:legend-expansion="custom" chartooo:width="28.682cm" chartooo:height="2.694cm" style:legend-expansion-aspect-ratio="10.6466221232368" chart:style-name="ch2"/>
        <chart:plot-area chart:style-name="ch3" table:cell-range-address="Order.A1:Order.F8" chart:data-source-has-labels="both" svg:x="0.661cm" svg:y="-0.014cm" svg:width="32.235cm" svg:height="9.699cm">
          <chartooo:coordinate-region svg:x="9.617cm" svg:y="1.19cm" svg:width="22.325cm" svg:height="8.495cm"/>
          <chart:axis chart:dimension="x" chart:name="primary-x" chart:style-name="ch4" chartooo:axis-type="text">
            <chart:categories table:cell-range-address="Order.A4:Order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der.B4:Order.B8" chart:label-cell-address="Order.B1:Order.B3" chart:class="chart:bar">
            <chart:data-point chart:repeated="5"/>
          </chart:series>
          <chart:series chart:style-name="ch8" chart:values-cell-range-address="Order.C4:Order.C8" chart:label-cell-address="Order.C1:Order.C3" chart:class="chart:bar">
            <chart:data-point chart:repeated="5"/>
          </chart:series>
          <chart:series chart:style-name="ch9" chart:values-cell-range-address="Order.D4:Order.D8" chart:label-cell-address="Order.D1:Order.D3" chart:class="chart:bar">
            <chart:data-point chart:repeated="5"/>
          </chart:series>
          <chart:series chart:style-name="ch10" chart:values-cell-range-address="Order.E4:Order.E8" chart:label-cell-address="Order.E1:Order.E3" chart:class="chart:bar">
            <chart:data-point chart:repeated="5"/>
          </chart:series>
          <chart:series chart:style-name="ch11" chart:values-cell-range-address="Order.F4:Order.F8" chart:label-cell-address="Order.F1:Order.F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Order.B1:Order.B3</svg:desc>
                </draw:g>
              </table:table-cell>
              <table:table-cell office:value-type="string">
                <text:p>Development</text:p>
                <text:list>
                  <text:list-item>
                    <text:p>Development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Order.C1:Order.C3</svg:desc>
                </draw:g>
              </table:table-cell>
              <table:table-cell office:value-type="string">
                <text:p>Commissioning</text:p>
                <text:list>
                  <text:list-item>
                    <text:p>Commissio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Order.D1:Order.D3</svg:desc>
                </draw:g>
              </table:table-cell>
              <table:table-cell office:value-type="string">
                <text:p>Data taking</text:p>
                <text:list>
                  <text:list-item>
                    <text:p>Data tak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Order.E1:Order.E3</svg:desc>
                </draw:g>
              </table:table-cell>
              <table:table-cell office:value-type="string">
                <text:p>Analysis</text:p>
                <text:list>
                  <text:list-item>
                    <text:p>Analysi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Order.F1:Order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ching Ratios</text:p>
                <draw:g>
                  <svg:desc>Order.A4:Order.A8</svg:desc>
                </draw:g>
              </table:table-cell>
              <table:table-cell office:value-type="float" office:value="2019.83333333333">
                <text:p>2019.83333333333</text:p>
                <draw:g>
                  <svg:desc>Order.B4:Order.B8</svg:desc>
                </draw:g>
              </table:table-cell>
              <table:table-cell office:value-type="float" office:value="0">
                <text:p>0</text:p>
                <draw:g>
                  <svg:desc>Order.C4:Order.C8</svg:desc>
                </draw:g>
              </table:table-cell>
              <table:table-cell office:value-type="float" office:value="0">
                <text:p>0</text:p>
                <draw:g>
                  <svg:desc>Order.D4:Order.D8</svg:desc>
                </draw:g>
              </table:table-cell>
              <table:table-cell office:value-type="float" office:value="0">
                <text:p>0</text:p>
                <draw:g>
                  <svg:desc>Order.E4:Order.E8</svg:desc>
                </draw:g>
              </table:table-cell>
              <table:table-cell office:value-type="float" office:value="2">
                <text:p>2</text:p>
                <draw:g>
                  <svg:desc>Order.F4:Order.F8</svg:desc>
                </draw:g>
              </table:table-cell>
            </table:table-row>
            <table:table-row>
              <table:table-cell office:value-type="string">
                <text:p>Direct CP</text:p>
              </table:table-cell>
              <table:table-cell office:value-type="float" office:value="2020.8333">
                <text:p>2020.8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sin(2β) [B0→D+D-]</text:p>
              </table:table-cell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333">
                <text:p>2.8333</text:p>
              </table:table-cell>
            </table:table-row>
            <table:table-row>
              <table:table-cell office:value-type="string">
                <text:p>Φs [Bs→Ds+Ds-]</text:p>
              </table:table-cell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333">
                <text:p>2.8333</text:p>
              </table:table-cell>
            </table:table-row>
            <table:table-row>
              <table:table-cell office:value-type="string">
                <text:p>Trigger</text:p>
              </table:table-cell>
              <table:table-cell office:value-type="float" office:value="2019.83333333333">
                <text:p>2019.83333333333</text:p>
              </table:table-cell>
              <table:table-cell office:value-type="float" office:value="1.16667">
                <text:p>1.16667</text:p>
              </table:table-cell>
              <table:table-cell office:value-type="float" office:value="0.33333">
                <text:p>0.3333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